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 fo:text-align="start" style:page-number="1"/>
    </style:style>
    <style:style style:name="T2" style:parent-style-name="Policepardéfaut" style:family="text">
      <style:text-properties fo:font-weight="bold" style:font-weight-asian="bold" style:font-weight-complex="bold" fo:color="#C9211E"/>
    </style:style>
    <style:style style:name="T3" style:parent-style-name="Policepardéfaut" style:family="text">
      <style:text-properties fo:font-weight="bold" style:font-weight-asian="bold" style:font-weight-complex="bold" fo:color="#C9211E"/>
    </style:style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>
      <style:paragraph-properties fo:margin-left="0.5in" fo:text-indent="-0.25in">
        <style:tab-stops/>
      </style:paragraph-properties>
    </style:style>
    <style:style style:name="TableColumn8" style:family="table-column">
      <style:table-column-properties style:column-width="1.9687in" style:use-optimal-column-width="false"/>
    </style:style>
    <style:style style:name="TableColumn9" style:family="table-column">
      <style:table-column-properties style:column-width="1.2083in" style:use-optimal-column-width="false"/>
    </style:style>
    <style:style style:name="TableColumn10" style:family="table-column">
      <style:table-column-properties style:column-width="3.1041in" style:use-optimal-column-width="false"/>
    </style:style>
    <style:style style:name="TableColumn11" style:family="table-column">
      <style:table-column-properties style:column-width="2.4277in" style:use-optimal-column-width="false"/>
    </style:style>
    <style:style style:name="TableColumn12" style:family="table-column">
      <style:table-column-properties style:column-width="1.5722in" style:use-optimal-column-width="false"/>
    </style:style>
    <style:style style:name="TableColumn13" style:family="table-column">
      <style:table-column-properties style:column-width="0.6145in" style:use-optimal-column-width="false"/>
    </style:style>
    <style:style style:name="Table7" style:family="table">
      <style:table-properties style:width="10.8958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text-align="center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text-align="center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text-align="start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start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text-align="start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start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start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text-align="star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start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start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start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start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start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star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start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start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text-align="start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start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start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star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start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start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start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start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start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star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start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start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start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start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start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star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start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start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start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start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start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star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start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start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start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start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start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start"/>
    </style:style>
  </office:automatic-styles>
  <office:body>
    <office:text text:use-soft-page-breaks="true">
      <text:p text:style-name="P1"><text:bookmark-start text:name="_ku8twda7dpmq"/><text:bookmark-end text:name="_ku8twda7dpmq"/>Lempereur Julien</text:p>
      <text:p text:style-name="Titre">Proposition d’intégration d’activités au portfolio</text:p>
      <text:p text:style-name="Standard"/>
      <text:p text:style-name="Standard">Afin de vous organiser pour préparer l’épreuve E4 et l’intégration des activités dans le portfolio, nous vous proposons de faire une copie de ce fichier, de nous le partager<text:s/><text:span text:style-name="T2">et<text:s/></text:span><text:span text:style-name="T3">surtout de le compléter.</text:span></text:p>
      <text:p text:style-name="Standard"/>
      <text:p text:style-name="Standard">Liens utiles :</text:p>
      <text:list text:style-name="WWNum1">
        <text:list-item>
          <text:p text:style-name="P4"><text:a xlink:href="https://docs.google.com/document/d/1C0zpVnuf9AxkXleTaUAS1z5cWOTSKaN-1DiT6oqdJ1I/edit#heading=h.qbmz567obczj" office:target-frame-name="_top" xlink:show="replace">EpreuveE4etDescriptionSP</text:a></text:p>
        </text:list-item>
        <text:list-item>
          <text:p text:style-name="P5"><text:bookmark-start text:name="gmail-docs-internal-guid-4bfe65ff-7fff-d"/><text:bookmark-end text:name="gmail-docs-internal-guid-4bfe65ff-7fff-d"/><text:a xlink:href="https://docs.google.com/document/d/1sq7f9Oza99517WrAky9y5e_T7MufmPlymwKYuctsMD4/edit#" office:target-frame-name="_top" xlink:show="replace">Idées de preuves/traces</text:a></text:p>
        </text:list-item>
      </text:list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Intitulé de l’activité (doit commencer par un verbe d’action)</text:p>
          </table:table-cell>
          <table:table-cell table:style-name="TableCell17">
            <text:p text:style-name="P18">Bloc/AP/stage</text:p>
            <text:p text:style-name="P19">Période de l’année</text:p>
          </table:table-cell>
          <table:table-cell table:style-name="TableCell20">
            <text:p text:style-name="P21">Description succincte de l’activité</text:p>
          </table:table-cell>
          <table:table-cell table:style-name="TableCell22">
            <text:p text:style-name="P23">Compétences que vous pensez avoir acquis ou que vous pensez<text:s/>commencer à acquérir</text:p>
          </table:table-cell>
          <table:table-cell table:style-name="TableCell24">
            <text:p text:style-name="P25">Preuves apportées (avec lien vers les preuves)</text:p>
          </table:table-cell>
          <table:table-cell table:style-name="TableCell26">
            <text:p text:style-name="P27">Validation</text:p>
          </table:table-cell>
        </table:table-row>
        <table:table-row table:style-name="TableRow28">
          <table:table-cell table:style-name="TableCell29">
            <text:p text:style-name="P30">Création de site internet pour particulier</text:p>
          </table:table-cell>
          <table:table-cell table:style-name="TableCell31">
            <text:p text:style-name="P32">Stage 24 mai-4 juillet</text:p>
          </table:table-cell>
          <table:table-cell table:style-name="TableCell33">
            <text:p text:style-name="P34">Création d’un site vitrine pour une entreprise intitulé «  Betosteel » avec Wordpress</text:p>
          </table:table-cell>
          <table:table-cell table:style-name="TableCell35">
            <text:p text:style-name="P36">Utilisation de wordpress, de CSS et de javascript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Création de programme<text:s/>en langage C# en utilisant l’IDE Visual Studio</text:p>
          </table:table-cell>
          <table:table-cell table:style-name="TableCell44">
            <text:p text:style-name="P45">Bloc 2 Slam</text:p>
          </table:table-cell>
          <table:table-cell table:style-name="TableCell46">
            <text:p text:style-name="P47">Création d’une application C#<text:s/>à partir d’un cahier des charges permettant d’organiser le maintien à domicile de personnes dépendantes ou âgées.</text:p>
          </table:table-cell>
          <table:table-cell table:style-name="TableCell48">
            <text:p text:style-name="P49">Compréhension de la programmation Orienté Objet(POO) plus recherche de nouvelle méthode pour améliorer application</text:p>
          </table:table-cell>
          <table:table-cell table:style-name="TableCell50">
            <text:p text:style-name="P51">https://github.com/Lempereurjulien/Prestations-soins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80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widows="0" fo:orphans="0" fo:margin-top="0.0694in" fo:margin-bottom="0.0694in"/>
      <style:text-properties fo:font-weight="bold" style:font-weight-asian="bold" fo:color="#7D9BFF" fo:font-size="14pt" style:font-size-asian="14pt" style:font-size-complex="14pt" fo:hyphenate="false"/>
    </style:style>
    <style:style style:name="Titre2" style:display-name="Titre 2" style:family="paragraph" style:parent-style-name="Normal" style:next-style-name="Standard" style:default-outline-level="2">
      <style:paragraph-properties fo:widows="0" fo:orphans="0" fo:margin-top="0.0694in" fo:margin-bottom="0.0694in"/>
      <style:text-properties fo:font-weight="bold" style:font-weight-asian="bold" fo:color="#B02200" fo:font-size="13pt" style:font-size-asian="13pt" style:font-size-complex="13pt" fo:hyphenate="false"/>
    </style:style>
    <style:style style:name="Titre3" style:display-name="Titre 3" style:family="paragraph" style:parent-style-name="Normal" style:next-style-name="Standard" style:default-outline-level="3">
      <style:paragraph-properties fo:margin-bottom="0.0833in" fo:margin-left="0.4722in">
        <style:tab-stops/>
      </style:paragraph-properties>
      <style:text-properties fo:font-weight="bold" style:font-weight-asian="bold" fo:color="#660066" fo:font-size="13pt" style:font-size-asian="13pt" style:font-size-complex="13pt" fo:hyphenate="false"/>
    </style:style>
    <style:style style:name="Titre4" style:display-name="Titre 4" style:family="paragraph" style:parent-style-name="Normal" style:next-style-name="Standard" style:default-outline-level="4">
      <style:paragraph-properties fo:margin-bottom="0.0833in" fo:margin-left="0.4722in">
        <style:tab-stops/>
      </style:paragraph-properties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margin-bottom="0.0833in" fo:margin-left="0.709in" fo:text-indent="-0.4729in">
        <style:tab-stops/>
      </style:paragraph-properties>
      <style:text-properties fo:font-weight="bold" style:font-weight-asian="bold" fo:color="#660066" fo:font-size="13pt" style:font-size-asian="13pt" style:font-size-complex="13pt" fo:hyphenate="false"/>
    </style:style>
    <style:style style:name="Titre6" style:display-name="Titre 6" style:family="paragraph" style:parent-style-name="Normal" style:next-style-name="Standard" style:default-outline-level="6">
      <style:paragraph-properties fo:widows="0" fo:orphans="0" fo:margin-bottom="0.0833in" fo:margin-left="0.9451in" fo:text-indent="-0.4729in">
        <style:tab-stops/>
      </style:paragraph-properties>
      <style:text-properties fo:font-weight="bold" style:font-weight-asian="bold" fo:font-size="12pt" style:font-size-asian="12pt" style:font-size-complex="12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text-align="justify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text-align="center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IE JOSEE BERTHON</dc:creator>
    <meta:creation-date>2021-09-21T17:43:00Z</meta:creation-date>
    <dc:date>2021-09-21T18:05:00Z</dc:date>
    <meta:template xlink:href="Normal.dotm" xlink:type="simple"/>
    <meta:editing-cycles>4</meta:editing-cycles>
    <meta:editing-duration>PT4740S</meta:editing-duration>
    <meta:document-statistic meta:page-count="1" meta:paragraph-count="2" meta:word-count="226" meta:character-count="1470" meta:row-count="10" meta:non-whitespace-character-count="1246"/>
  </office:meta>
</office:document-meta>
</file>